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d036" officeooo:paragraph-rsid="000ad036"/>
    </style:style>
    <style:style style:name="P2" style:family="paragraph" style:parent-style-name="Standard">
      <style:text-properties officeooo:rsid="000ad036" officeooo:paragraph-rsid="000ad036"/>
    </style:style>
    <style:style style:name="P3" style:family="paragraph" style:parent-style-name="Standard">
      <style:text-properties officeooo:rsid="000c82e0" officeooo:paragraph-rsid="000c8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novation</text:p>
      <text:p text:style-name="P1">4.1.2 – It wasn’t explicitly stated but i added an ‘ELSE’ clause to my function to return the original continent name for all continents that weren’t renamed</text:p>
      <text:p text:style-name="P1"/>
      <text:p text:style-name="P3">4.2 – WE were only supposed to comment on the existing database and it schema. <text:s/>I elaborated by proposing a better set up, as well as writing a MySQL query to get initial data from my new 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1:45:42.594183644</meta:creation-date>
    <dc:date>2019-04-30T22:07:54.190722062</dc:date>
    <meta:editing-duration>PT32M6S</meta:editing-duration>
    <meta:editing-cycles>2</meta:editing-cycles>
    <meta:generator>LibreOffice/6.2.2.2$MacOSX_X86_64 LibreOffice_project/2b840030fec2aae0fd2658d8d4f9548af4e3518d</meta:generator>
    <meta:document-statistic meta:table-count="0" meta:image-count="0" meta:object-count="0" meta:page-count="1" meta:paragraph-count="3" meta:word-count="64" meta:character-count="364" meta:non-whitespace-character-count="300"/>
  </office:meta>
</office:document-meta>
</file>